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1:58:38.08822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7-08T12:06:14.264240833</dc:date>
    <meta:editing-duration>P3DT16H2M32S</meta:editing-duration>
    <meta:editing-cycles>35</meta:editing-cycles>
    <meta:generator>LibreOffice/6.0.7.3$Linux_X86_64 LibreOffice_project/00m0$Build-3</meta:generator>
    <meta:document-statistic meta:table-count="3" meta:cell-count="3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bottom" svg:x="6.971cm" svg:y="8.407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82cm" svg:height="6.883cm">
          <chartooo:coordinate-region svg:x="2.322cm" svg:y="0.18cm" svg:width="13.361cm" svg:height="6.236cm"/>
          <chart:axis chart:dimension="x" chart:name="primary-x" chart:style-name="ch4" chartooo:axis-type="auto">
            <chartooo:date-scale/>
            <chart:title svg:x="7.722cm" svg:y="7.243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5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14:cmos.L15 cmos.A15:cmos.A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482cm" svg:y="0.643cm" style:legend-expansion="custom" chartooo:width="2.248cm" chartooo:height="1.102cm" style:legend-expansion-aspect-ratio="2.03992740471869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7.659cm">
          <chartooo:coordinate-region svg:x="2.322cm" svg:y="0.18cm" svg:width="13.358cm" svg:height="7.012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6.143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